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804cm" fo:min-width="2.55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5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.7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.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.387cm"/>
    </style:style>
    <style:style style:name="gr9" style:family="graphic" style:parent-style-name="objectwithoutfill">
      <style:graphic-properties draw:stroke="dash" draw:stroke-dash="_32__20_Dots_20_1_20_Dash"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9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text-position="sub 58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18cm" svg:height="4.318cm" svg:x="3.794cm" svg:y="10.779cm">
          <text:p text:style-name="P1"><text:s/>S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318cm" svg:height="4.318cm" svg:x="7.731cm" svg:y="3.286cm">
          <text:p text:style-name="P1"><text:s/>S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4.318cm" svg:height="4.318cm" svg:x="12.557cm" svg:y="10.271cm">
          <text:p text:style-name="P1"><text:span text:style-name="T1"><text:s/></text:span><text:span text:style-name="T2">S</text:span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8.239cm" svg:y1="7.096cm" svg:x2="5.826cm" svg:y2="10.906cm">
          <text:p/>
        </draw:line>
        <draw:line draw:style-name="gr2" draw:text-style-name="P4" draw:layer="layout" svg:x1="11.287cm" svg:y1="7.223cm" svg:x2="13.7cm" svg:y2="10.652cm">
          <text:p/>
        </draw:line>
        <draw:frame draw:style-name="gr3" draw:text-style-name="P5" draw:layer="layout" svg:width="1.056cm" svg:height="1.171cm" svg:x="5.572cm" svg:y="7.985cm">
          <draw:text-box>
            <text:p>a<text:span text:style-name="T1">1</text:span></text:p>
          </draw:text-box>
        </draw:frame>
        <draw:frame draw:style-name="gr3" draw:text-style-name="P5" draw:layer="layout" svg:width="1.056cm" svg:height="1.171cm" svg:x="12.811cm" svg:y="7.985cm">
          <draw:text-box>
            <text:p>a<text:span text:style-name="T1">2</text:span></text:p>
          </draw:text-box>
        </draw:frame>
        <draw:frame draw:style-name="gr4" draw:text-style-name="P5" draw:layer="layout" svg:width="2.238cm" svg:height="1.171cm" svg:x="13.954cm" svg:y="5.572cm">
          <draw:text-box>
            <text:p><text:span text:style-name="T2">t</text:span><text:span text:style-name="T1">0 </text:span><text:span text:style-name="T2">= 15</text:span></text:p>
          </draw:text-box>
        </draw:frame>
        <draw:frame draw:style-name="gr5" draw:text-style-name="P5" draw:layer="layout" svg:width="2.06cm" svg:height="1.171cm" svg:x="14.053cm" svg:y="6.715cm">
          <draw:text-box>
            <text:p><text:span text:style-name="T2">n</text:span><text:span text:style-name="T1">0 </text:span><text:span text:style-name="T2">= 2</text:span></text:p>
          </draw:text-box>
        </draw:frame>
        <draw:frame draw:style-name="gr6" draw:text-style-name="P5" draw:layer="layout" svg:width="4.092cm" svg:height="0.962cm" svg:x="8.165cm" svg:y="1.689cm">
          <draw:text-box>
            <text:p>Third Rollout</text:p>
          </draw:text-box>
        </draw:frame>
        <draw:frame draw:style-name="gr7" draw:text-style-name="P5" draw:layer="layout" svg:width="2.238cm" svg:height="1.171cm" svg:x="8.287cm" svg:y="11.541cm">
          <draw:text-box>
            <text:p><text:span text:style-name="T2">t</text:span><text:span text:style-name="T3">1</text:span><text:span text:style-name="T1"> </text:span><text:span text:style-name="T2">= 10</text:span></text:p>
          </draw:text-box>
        </draw:frame>
        <draw:frame draw:style-name="gr5" draw:text-style-name="P5" draw:layer="layout" svg:width="2.06cm" svg:height="1.171cm" svg:x="8.62cm" svg:y="12.783cm">
          <draw:text-box>
            <text:p><text:span text:style-name="T2">n</text:span><text:span text:style-name="T3">1</text:span><text:span text:style-name="T1"> </text:span><text:span text:style-name="T2">= 1</text:span></text:p>
          </draw:text-box>
        </draw:frame>
        <draw:frame draw:style-name="gr8" draw:text-style-name="P5" draw:layer="layout" svg:width="1.887cm" svg:height="1.171cm" svg:x="17.274cm" svg:y="11.132cm">
          <draw:text-box>
            <text:p><text:span text:style-name="T2">t</text:span><text:span text:style-name="T3">2</text:span><text:span text:style-name="T1"> </text:span><text:span text:style-name="T2">= 5</text:span></text:p>
          </draw:text-box>
        </draw:frame>
        <draw:frame draw:style-name="gr5" draw:text-style-name="P5" draw:layer="layout" svg:width="2.06cm" svg:height="1.171cm" svg:x="17.355cm" svg:y="12.43cm">
          <draw:text-box>
            <text:p><text:span text:style-name="T2">n</text:span><text:span text:style-name="T3">2</text:span><text:span text:style-name="T1"> </text:span><text:span text:style-name="T2">= 1</text:span></text:p>
          </draw:text-box>
        </draw:frame>
        <draw:custom-shape draw:style-name="gr1" draw:text-style-name="P2" draw:layer="layout" svg:width="4.318cm" svg:height="4.318cm" svg:x="1.127cm" svg:y="16.494cm">
          <text:p text:style-name="P1"><text:s/>S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318cm" svg:height="4.318cm" svg:x="6.715cm" svg:y="16.494cm">
          <text:p text:style-name="P1"><text:s/>S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5.445cm" svg:y1="14.97cm" svg:x2="4.048cm" svg:y2="17.002cm">
          <text:p/>
        </draw:line>
        <draw:line draw:style-name="gr2" draw:text-style-name="P4" draw:layer="layout" svg:x1="7.604cm" svg:y1="14.462cm" svg:x2="8.874cm" svg:y2="16.494cm">
          <text:p/>
        </draw:line>
        <draw:frame draw:style-name="gr7" draw:text-style-name="P5" draw:layer="layout" svg:width="2.238cm" svg:height="1.171cm" svg:x="4.81cm" svg:y="19.923cm">
          <draw:text-box>
            <text:p><text:span text:style-name="T2">t</text:span><text:span text:style-name="T3">3</text:span><text:span text:style-name="T1"> </text:span><text:span text:style-name="T2">= 0</text:span></text:p>
          </draw:text-box>
        </draw:frame>
        <draw:frame draw:style-name="gr5" draw:text-style-name="P5" draw:layer="layout" svg:width="2.06cm" svg:height="1.171cm" svg:x="4.782cm" svg:y="21.32cm">
          <draw:text-box>
            <text:p><text:span text:style-name="T2">n</text:span><text:span text:style-name="T3">3</text:span><text:span text:style-name="T1"> </text:span><text:span text:style-name="T2">= 0</text:span></text:p>
          </draw:text-box>
        </draw:frame>
        <draw:frame draw:style-name="gr7" draw:text-style-name="P5" draw:layer="layout" svg:width="2.238cm" svg:height="1.171cm" svg:x="11.795cm" svg:y="18.145cm">
          <draw:text-box>
            <text:p><text:span text:style-name="T2">t</text:span><text:span text:style-name="T3">4</text:span><text:span text:style-name="T1"> </text:span><text:span text:style-name="T2">= 0</text:span></text:p>
          </draw:text-box>
        </draw:frame>
        <draw:frame draw:style-name="gr5" draw:text-style-name="P5" draw:layer="layout" svg:width="2.06cm" svg:height="1.171cm" svg:x="11.795cm" svg:y="19.542cm">
          <draw:text-box>
            <text:p><text:span text:style-name="T2">n</text:span><text:span text:style-name="T3">4</text:span><text:span text:style-name="T1"> </text:span><text:span text:style-name="T2">= 0</text:span></text:p>
          </draw:text-box>
        </draw:frame>
        <draw:line draw:style-name="gr9" draw:text-style-name="P4" draw:layer="layout" svg:x1="3.159cm" svg:y1="20.812cm" svg:x2="3.286cm" svg:y2="22.463cm">
          <text:p/>
        </draw:line>
        <draw:custom-shape draw:style-name="gr1" draw:text-style-name="P2" draw:layer="layout" svg:width="4.318cm" svg:height="4.318cm" svg:x="1.127cm" svg:y="22.59cm">
          <text:p text:style-name="P1">Terminal </text:p>
          <text:p text:style-name="P1">St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899cm" svg:height="0.962cm" svg:x="6.213cm" svg:y="23.914cm">
          <draw:text-box>
            <text:p>v = 0</text:p>
          </draw:text-box>
        </draw:frame>
        <draw:frame draw:style-name="gr3" draw:text-style-name="P5" draw:layer="layout" svg:width="1.056cm" svg:height="1.171cm" svg:x="3.373cm" svg:y="14.815cm">
          <draw:text-box>
            <text:p>a<text:span text:style-name="T1">3</text:span></text:p>
          </draw:text-box>
        </draw:frame>
        <draw:frame draw:style-name="gr3" draw:text-style-name="P5" draw:layer="layout" svg:width="1.056cm" svg:height="1.171cm" svg:x="8.58cm" svg:y="14.688cm">
          <draw:text-box>
            <text:p>a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1:24:05.665781708</meta:creation-date>
    <dc:date>2019-09-27T12:04:29.958657036</dc:date>
    <meta:editing-duration>PT23H17M48S</meta:editing-duration>
    <meta:editing-cycles>8</meta:editing-cycles>
    <meta:generator>LibreOffice/6.0.7.3$Linux_X86_64 LibreOffice_project/00m0$Build-3</meta:generator>
    <meta:document-statistic meta:object-count="27"/>
  </office:meta>
</office:document-meta>
</file>